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.566cm"/>
    </style:style>
    <style:style style:name="co19" style:family="table-column">
      <style:table-column-properties fo:break-before="auto" style:column-width="2.78cm"/>
    </style:style>
    <style:style style:name="co20" style:family="table-column">
      <style:table-column-properties fo:break-before="auto" style:column-width="3.17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TST_FILEATT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ile Attr</text:p>
          </table:table-cell>
          <table:table-cell table:style-name="ce2" table:number-columns-repeated="2"/>
          <table:table-cell table:style-name="ce2" office:value-type="string">
            <text:p>TST_FILEATTR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SINGLE_FI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Single fi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ULTIPLE_FI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Multiple fi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8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ARRAY_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Array tex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ARRAY_FIL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Array fi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10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"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number-columns-repeated="13" table:default-cell-style-name="ce8"/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ILEATTR</text:p>
          </table:table-cell>
          <table:table-cell table:style-name="ce7" table:number-columns-repeated="14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ILEATTR</text:p>
          </table:table-cell>
          <table:table-cell office:value-type="string">
            <text:p>TST_STOREFILE_1</text:p>
          </table:table-cell>
          <table:table-cell table:number-columns-repeated="1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ILEATTR</text:p>
          </table:table-cell>
          <table:table-cell office:value-type="string">
            <text:p>TST_SAVEFILE_1</text:p>
          </table:table-cell>
          <table:table-cell table:number-columns-repeated="1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ILEATTR</text:p>
          </table:table-cell>
          <table:table-cell office:value-type="string">
            <text:p>TST_SETFILE_1</text:p>
          </table:table-cell>
          <table:table-cell table:number-columns-repeated="1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ILEATTR</text:p>
          </table:table-cell>
          <table:table-cell office:value-type="string">
            <text:p>TST_VAULTREGISTERFILE_1</text:p>
          </table:table-cell>
          <table:table-cell table:number-columns-repeated="13"/>
        </table:table-row>
        <table:table-row table:style-name="ro1" table:number-rows-repeated="1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29T15:31:02</dc:date>
    <meta:generator>LibreOffice/3.5$MacOSX_x86 LibreOffice_project/7e68ba2-a744ebf-1f241b7-c506db1-7d53735</meta:generator>
    <meta:editing-duration>PT6H59M42S</meta:editing-duration>
    <meta:editing-cycles>36</meta:editing-cycles>
    <meta:document-statistic meta:table-count="2" meta:cell-count="104" meta:object-count="0"/>
  </office:meta>
</office:document-meta>
</file>